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officeooo:rsid="001dc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al cost under 5K€</text:p>
      <text:p text:style-name="P1">Automatic calibration procedure.</text:p>
      <text:p text:style-name="P1">Airspeeds from 5 m/s up to 40m/s (18km/h up to 144 km/h) </text:p>
      <text:p text:style-name="P1">Airspeed accuracy calibration uncertainty 0,5% or less; at full scale 0.2m/s.</text:p>
      <text:p text:style-name="P1">Altitude 0 to 5000 MSL</text:p>
      <text:p text:style-name="P1">Altitude accuracy 0.8m.</text:p>
      <text:p text:style-name="P1">Total pressure 95460 Pa to 102305 Pa</text:p>
      <text:p text:style-name="P1">Static pressure 101325 Pa to 95460 Pa</text:p>
      <text:p text:style-name="P1">Sensors should have a sample rate &gt; 20 Hz; <text:span text:style-name="T2">Average of multiple measurements will be use</text:span>.</text:p>
      <text:p text:style-name="P1">Battery powered + plug powered </text:p>
      <text:p text:style-name="P1">Able to read temperature from a remote digital temperature probe; 1°C accuracy or better. Range -10°C to 50°C.</text:p>
      <text:p text:style-name="Text_20_body"><text:span text:style-name="T1">Able to manage communication with a PC for log purposes.</text:span></text:p>
      <text:p text:style-name="Text_20_body"><text:span text:style-name="T1">That piece of hardware should be able to calibrate and test vertical speed indicator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0S</meta:editing-duration>
    <meta:editing-cycles>4</meta:editing-cycles>
    <meta:generator>LibreOffice/4.3.1.2$Windows_x86 LibreOffice_project/958349dc3b25111dbca392fbc281a05559ef6848</meta:generator>
    <dc:date>2014-10-17T11:05:14.176000000</dc:date>
    <dc:creator>- --</dc:creator>
    <meta:document-statistic meta:table-count="0" meta:image-count="0" meta:object-count="0" meta:page-count="1" meta:paragraph-count="13" meta:word-count="115" meta:character-count="675" meta:non-whitespace-character-count="571"/>
    <meta:user-defined meta:name="Info 1"/>
    <meta:user-defined meta:name="Info 2"/>
    <meta:user-defined meta:name="Info 3"/>
    <meta:user-defined meta:name="Info 4"/>
  </office:meta>
</office:document-meta>
</file>